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fia-pro" svg:font-family="sofia-pro, sans-serif"/>
    <style:font-face style:name="var font-din" svg:font-family="'var font-d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6pt" fo:letter-spacing="normal" fo:font-style="normal" fo:font-weight="bold" style:font-size-asian="16pt" style:font-size-complex="16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pt" fo:letter-spacing="normal" fo:font-style="normal" fo:font-weight="bold" officeooo:paragraph-rsid="00178ffb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pt" fo:letter-spacing="normal" fo:font-style="normal" fo:font-weight="bold" officeooo:rsid="00185e2c" officeooo:paragraph-rsid="00185e2c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pt" fo:letter-spacing="normal" fo:font-style="normal" fo:font-weight="bold" officeooo:rsid="0018b0cc" officeooo:paragraph-rsid="0018b0cc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rsid="001a9813" officeooo:paragraph-rsid="001a9813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paragraph-rsid="00178ffb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paragraph-rsid="001d18f8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paragraph-rsid="0020d100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rsid="00185e2c" officeooo:paragraph-rsid="00185e2c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style:font-size-asian="10.5pt" style:font-size-complex="10.5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1a9813" officeooo:paragraph-rsid="001a9813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af3d9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c0474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c5d5c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d18f8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d2759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0d100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1f8f5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3f993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5ad42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81d6e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1d18f8" officeooo:paragraph-rsid="001d18f8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276adf" officeooo:paragraph-rsid="00279312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281d6e" officeooo:paragraph-rsid="00281d6e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a9813" style:font-size-asian="10.5pt" style:font-size-complex="10.5pt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af3d9" style:font-size-asian="10.5pt" style:font-size-complex="10.5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c0474" style:font-size-asian="10.5pt" style:font-size-complex="10.5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c5d5c" style:font-size-asian="10.5pt" style:font-size-complex="10.5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d2759" style:font-size-asian="10.5pt" style:font-size-complex="10.5pt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dcca5" style:font-size-asian="10.5pt" style:font-size-complex="10.5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1f8f5" style:font-size-asian="10.5pt" style:font-size-complex="10.5pt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3f993" style:font-size-asian="10.5pt" style:font-size-complex="10.5pt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5ad42" style:font-size-asian="10.5pt" style:font-size-complex="10.5pt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81d6e" style:font-size-asian="10.5pt" style:font-size-complex="10.5pt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a9813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edf3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a9813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edf3d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1a9813" officeooo:paragraph-rsid="001a9813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cd" style:font-name="sofia-pro" fo:font-size="15pt" fo:letter-spacing="normal" fo:font-style="normal" fo:font-weight="bold" officeooo:rsid="001a9813" officeooo:paragraph-rsid="001a981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6pt" fo:letter-spacing="normal" fo:font-style="normal" fo:font-weight="bold" style:font-size-asian="16pt" style:font-size-complex="16pt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paragraph-rsid="001a9813" style:font-size-asian="10.5pt" style:font-size-complex="10.5pt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paragraph-rsid="001c0474" style:font-size-asian="10.5pt" style:font-size-complex="10.5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paragraph-rsid="001c5d5c" style:font-size-asian="10.5pt" style:font-size-complex="10.5pt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paragraph-rsid="0021f8f5" style:font-size-asian="10.5pt" style:font-size-complex="10.5pt" loext:padding="0cm" loext:border="none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rsid="001af3d9" officeooo:paragraph-rsid="001af3d9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rsid="001d2759" officeooo:paragraph-rsid="001dcca5" style:font-size-asian="10.5pt" style:font-weight-asian="normal" style:font-size-complex="10.5pt" style:font-weight-complex="normal" loext:padding="0cm" loext:border="none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rsid="001edf3d" officeooo:paragraph-rsid="001edf3d" style:font-size-asian="10.5pt" style:font-weight-asian="normal" style:font-size-complex="10.5pt" style:font-weight-complex="normal" loext:padding="0cm" loext:border="none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rsid="0020d100" officeooo:paragraph-rsid="0020d100" style:font-size-asian="10.5pt" style:font-weight-asian="normal" style:font-size-complex="10.5pt" style:font-weight-complex="normal" loext:padding="0cm" loext:border="none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rsid="0025ad42" officeooo:paragraph-rsid="0025ad42" style:font-size-asian="10.5pt" style:font-weight-asian="normal" style:font-size-complex="10.5pt" style:font-weight-complex="normal" loext:padding="0cm" loext:border="none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rsid="00281d6e" officeooo:paragraph-rsid="00281d6e" style:font-size-asian="10.5pt" style:font-weight-asian="normal" style:font-size-complex="10.5pt" style:font-weight-complex="normal" loext:padding="0cm" loext:border="none"/>
    </style:style>
    <style:style style:name="P5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rsid="0021f8f5" officeooo:paragraph-rsid="0021f8f5" style:font-size-asian="10.5pt" style:font-weight-asian="normal" style:font-size-complex="10.5pt" style:font-weight-complex="normal" loext:padding="0cm" loext:border="none"/>
    </style:style>
    <style:style style:name="P5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bold" officeooo:paragraph-rsid="001d18f8" style:font-size-asian="10.5pt" style:font-weight-asian="bold" style:font-size-complex="10.5pt" style:font-weight-complex="bold" loext:padding="0cm" loext:border="none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a9813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1a9813" officeooo:paragraph-rsid="001a9813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1d18f8" style:font-size-asian="10.5pt" style:font-weight-asian="normal" style:font-size-complex="10.5pt" style:font-weight-complex="normal" loext:padding="0cm" loext:border="none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paragraph-rsid="0021f8f5" style:font-size-asian="10.5pt" style:font-weight-asian="normal" style:font-size-complex="10.5pt" style:font-weight-complex="normal" loext:padding="0cm" loext:border="none"/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1d2759" officeooo:paragraph-rsid="001d2759" style:font-size-asian="10.5pt" style:font-weight-asian="normal" style:font-size-complex="10.5pt" style:font-weight-complex="normal" loext:padding="0cm" loext:border="none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1d2759" officeooo:paragraph-rsid="001dcca5" style:font-size-asian="10.5pt" style:font-weight-asian="normal" style:font-size-complex="10.5pt" style:font-weight-complex="normal" loext:padding="0cm" loext:border="none"/>
    </style:style>
    <style:style style:name="P6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1edf3d" officeooo:paragraph-rsid="001edf3d" style:font-size-asian="10.5pt" style:font-weight-asian="normal" style:font-size-complex="10.5pt" style:font-weight-complex="normal" loext:padding="0cm" loext:border="none"/>
    </style:style>
    <style:style style:name="P6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20d100" officeooo:paragraph-rsid="0020d100" style:font-size-asian="10.5pt" style:font-weight-asian="normal" style:font-size-complex="10.5pt" style:font-weight-complex="normal" loext:padding="0cm" loext:border="none"/>
    </style:style>
    <style:style style:name="P6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23f993" officeooo:paragraph-rsid="0023f993" style:font-size-asian="10.5pt" style:font-weight-asian="normal" style:font-size-complex="10.5pt" style:font-weight-complex="normal" loext:padding="0cm" loext:border="none"/>
    </style:style>
    <style:style style:name="P6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25ad42" officeooo:paragraph-rsid="0025ad42" style:font-size-asian="10.5pt" style:font-weight-asian="normal" style:font-size-complex="10.5pt" style:font-weight-complex="normal" loext:padding="0cm" loext:border="none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276adf" officeooo:paragraph-rsid="00279312" style:font-size-asian="10.5pt" style:font-weight-asian="normal" style:font-size-complex="10.5pt" style:font-weight-complex="normal" loext:padding="0cm" loext:border="none"/>
    </style:style>
    <style:style style:name="P6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sofia-pro" fo:font-size="10.5pt" fo:letter-spacing="normal" fo:font-style="normal" fo:font-weight="normal" officeooo:rsid="00281d6e" officeooo:paragraph-rsid="00281d6e" style:font-size-asian="10.5pt" style:font-weight-asian="normal" style:font-size-complex="10.5pt" style:font-weight-complex="normal" loext:padding="0cm" loext:border="none"/>
    </style:style>
    <style:style style:name="P68" style:family="paragraph" style:parent-style-name="Text_20_body" style:list-style-name="L1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70" style:family="paragraph" style:parent-style-name="Text_20_body" style:list-style-name="L2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style:text-line-through-style="none" style:text-line-through-type="none" style:font-name="var font-din" fo:font-size="12pt" fo:letter-spacing="normal" fo:font-style="normal" style:text-underline-style="none" fo:font-weight="normal" style:text-blinking="false" loext:padding="0cm" loext:border="none"/>
    </style:style>
    <style:style style:name="P71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officeooo:rsid="00178ffb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a9813" style:font-weight-asian="normal" style:font-weight-complex="normal"/>
    </style:style>
    <style:style style:name="T4" style:family="text">
      <style:text-properties officeooo:rsid="001af3d9" style:font-weight-asian="normal" style:font-weight-complex="normal"/>
    </style:style>
    <style:style style:name="T5" style:family="text">
      <style:text-properties officeooo:rsid="001c0474" style:font-weight-asian="normal" style:font-weight-complex="normal"/>
    </style:style>
    <style:style style:name="T6" style:family="text">
      <style:text-properties officeooo:rsid="001c5d5c" style:font-weight-asian="normal" style:font-weight-complex="normal"/>
    </style:style>
    <style:style style:name="T7" style:family="text">
      <style:text-properties officeooo:rsid="001d2759" style:font-weight-asian="normal" style:font-weight-complex="normal" loext:padding="0cm" loext:border="none"/>
    </style:style>
    <style:style style:name="T8" style:family="text">
      <style:text-properties officeooo:rsid="0020d100" style:font-weight-asian="normal" style:font-weight-complex="normal" loext:padding="0cm" loext:border="none"/>
    </style:style>
    <style:style style:name="T9" style:family="text">
      <style:text-properties officeooo:rsid="0021f8f5" style:font-weight-asian="normal" style:font-weight-complex="normal" loext:padding="0cm" loext:border="none"/>
    </style:style>
    <style:style style:name="T10" style:family="text">
      <style:text-properties officeooo:rsid="0023f993" style:font-weight-asian="normal" style:font-weight-complex="normal" loext:padding="0cm" loext:border="none"/>
    </style:style>
    <style:style style:name="T11" style:family="text">
      <style:text-properties officeooo:rsid="0025ad42" style:font-weight-asian="normal" style:font-weight-complex="normal" loext:padding="0cm" loext:border="none"/>
    </style:style>
    <style:style style:name="T12" style:family="text">
      <style:text-properties officeooo:rsid="00281d6e" style:font-weight-asian="normal" style:font-weight-complex="normal" loext:padding="0cm" loext:border="none"/>
    </style:style>
    <style:style style:name="T13" style:family="text">
      <style:text-properties fo:font-weight="bold"/>
    </style:style>
    <style:style style:name="T14" style:family="text">
      <style:text-properties fo:font-weight="bold" style:font-size-asian="10.5pt" style:font-size-complex="10.5pt"/>
    </style:style>
    <style:style style:name="T15" style:family="text">
      <style:text-properties fo:font-weight="bold" style:font-size-asian="10.5pt" style:font-weight-asian="normal" style:font-size-complex="10.5pt" style:font-weight-complex="normal" loext:padding="0cm" loext:border="none"/>
    </style:style>
    <style:style style:name="T16" style:family="text">
      <style:text-properties fo:font-weight="bold" loext:padding="0cm" loext:border="none"/>
    </style:style>
    <style:style style:name="T17" style:family="text">
      <style:text-properties fo:font-weight="bold" officeooo:rsid="001d2759" loext:padding="0cm" loext:border="none"/>
    </style:style>
    <style:style style:name="T18" style:family="text">
      <style:text-properties style:text-line-through-style="none" style:text-line-through-type="none" style:font-name="var font-din" fo:font-size="12pt" style:text-underline-style="none" fo:font-weight="normal" style:text-blinking="false" loext:padding="0cm" loext:border="none"/>
    </style:style>
    <style:style style:name="T19" style:family="text">
      <style:text-properties fo:font-variant="normal" fo:text-transform="none" style:text-line-through-style="none" style:text-line-through-type="none" style:font-name="var font-din" fo:font-size="12pt" fo:letter-spacing="normal" fo:font-style="normal" style:text-underline-style="none" fo:font-weight="normal" style:text-blinking="false" loext:padding="0cm" loext:border="none"/>
    </style:style>
    <style:style style:name="T20" style:family="text">
      <style:text-properties loext:padding="0cm" loext:border="none"/>
    </style:style>
    <style:style style:name="T21" style:family="text">
      <style:text-properties officeooo:rsid="001a9813" style:font-size-asian="10.5pt" style:font-weight-asian="normal" style:font-size-complex="10.5pt" style:font-weight-complex="normal"/>
    </style:style>
    <style:style style:name="T22" style:family="text">
      <style:text-properties officeooo:rsid="001d2759" style:font-size-asian="10.5pt" style:font-weight-asian="normal" style:font-size-complex="10.5pt" style:font-weight-complex="normal" loext:padding="0cm" loext:border="none"/>
    </style:style>
    <style:style style:name="T23" style:family="text">
      <style:text-properties officeooo:rsid="001edf3d" style:font-size-asian="10.5pt" style:font-weight-asian="normal" style:font-size-complex="10.5pt" style:font-weight-complex="normal" loext:padding="0cm" loext:border="none"/>
    </style:style>
    <style:style style:name="T24" style:family="text">
      <style:text-properties style:font-size-asian="10.5pt" style:font-size-complex="10.5pt"/>
    </style:style>
    <style:style style:name="T25" style:family="text">
      <style:text-properties officeooo:rsid="001edf3d" style:font-size-asian="10.5pt" style:font-size-complex="10.5pt" loext:padding="0cm" loext:border="none"/>
    </style:style>
    <style:style style:name="T26" style:family="text">
      <style:text-properties officeooo:rsid="001af3d9"/>
    </style:style>
    <style:style style:name="T27" style:family="text">
      <style:text-properties officeooo:rsid="001d18f8"/>
    </style:style>
    <style:style style:name="T28" style:family="text">
      <style:text-properties officeooo:rsid="001d2759" loext:padding="0cm" loext:border="none"/>
    </style:style>
    <style:style style:name="T29" style:family="text">
      <style:text-properties officeooo:rsid="001edf3d" loext:padding="0cm" loext:border="none"/>
    </style:style>
    <style:style style:name="T30" style:family="text">
      <style:text-properties officeooo:rsid="0020d100" loext:padding="0cm" loext:border="none"/>
    </style:style>
    <style:style style:name="T31" style:family="text">
      <style:text-properties officeooo:rsid="0023f993" loext:padding="0cm" loext:border="none"/>
    </style:style>
    <style:style style:name="T32" style:family="text">
      <style:text-properties officeooo:rsid="0025ad42" loext:padding="0cm" loext:border="none"/>
    </style:style>
    <style:style style:name="T33" style:family="text">
      <style:text-properties officeooo:rsid="00281d6e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✔">
        <style:list-level-properties text:space-before="-0.499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a xlink:type="simple" xlink:href="https://www.geeksforgeeks.org/array-data-structure/?ref=ghm#introduction" text:style-name="Internet_20_link" text:visited-style-name="Visited_20_Internet_20_Link"><text:span text:style-name="T18">Introduction</text:span></text:a></text:p>
      <text:list xml:id="list2995195653" text:style-name="L1">
        <text:list-item>
          <text:p text:style-name="P68"><text:a xlink:type="simple" xlink:href="https://www.geeksforgeeks.org/array-data-structure/?ref=ghm#rotation" text:style-name="Internet_20_link" text:visited-style-name="Visited_20_Internet_20_Link"><text:span text:style-name="T19">Array Rotations</text:span></text:a></text:p>
        </text:list-item>
        <text:list-item>
          <text:p text:style-name="P68"><text:a xlink:type="simple" xlink:href="https://www.geeksforgeeks.org/array-data-structure/?ref=ghm#rearrange" text:style-name="Internet_20_link" text:visited-style-name="Visited_20_Internet_20_Link"><text:span text:style-name="T19">Arrangement Rearrangement</text:span></text:a></text:p>
        </text:list-item>
        <text:list-item>
          <text:p text:style-name="P68"><text:a xlink:type="simple" xlink:href="https://www.geeksforgeeks.org/array-data-structure/?ref=ghm#order" text:style-name="Internet_20_link" text:visited-style-name="Visited_20_Internet_20_Link"><text:span text:style-name="T19">Order Statistics</text:span></text:a></text:p>
        </text:list-item>
        <text:list-item>
          <text:p text:style-name="P68"><text:a xlink:type="simple" xlink:href="https://www.geeksforgeeks.org/array-data-structure/?ref=ghm#range" text:style-name="Internet_20_link" text:visited-style-name="Visited_20_Internet_20_Link"><text:span text:style-name="T19">Range Queries</text:span></text:a></text:p>
        </text:list-item>
      </text:list>
      <text:list xml:id="list1773320905" text:style-name="L2">
        <text:list-item>
          <text:p text:style-name="P69"><text:a xlink:type="simple" xlink:href="https://www.geeksforgeeks.org/array-data-structure/?ref=ghm#searchSort" text:style-name="Internet_20_link" text:visited-style-name="Visited_20_Internet_20_Link"><text:span text:style-name="T19">Searching and Sorting</text:span></text:a></text:p>
        </text:list-item>
        <text:list-item>
          <text:p text:style-name="P69"><text:a xlink:type="simple" xlink:href="https://www.geeksforgeeks.org/array-data-structure/?ref=ghm#optimization" text:style-name="Internet_20_link" text:visited-style-name="Visited_20_Internet_20_Link">Optimization Problems</text:a><text:span text:style-name="T19"> <text:s/></text:span></text:p>
          <text:p text:style-name="P69"><text:a xlink:type="simple" xlink:href="https://www.geeksforgeeks.org/array-data-structure/?ref=ghm#Matrix" text:style-name="Internet_20_link" text:visited-style-name="Visited_20_Internet_20_Link"><text:span text:style-name="T19">Matrix</text:span></text:a></text:p>
          <text:p text:style-name="P69"><text:a xlink:type="simple" xlink:href="https://www.geeksforgeeks.org/array-data-structure/?ref=ghm#misc" text:style-name="Internet_20_link" text:visited-style-name="Visited_20_Internet_20_Link"><text:span text:style-name="T19">Misc</text:span></text:a></text:p>
          <text:p text:style-name="P70"/>
        </text:list-item>
      </text:list>
      <text:p text:style-name="P1"/>
      <text:p text:style-name="P1"/>
      <text:p text:style-name="P12"><text:span text:style-name="T1">1.</text:span>Find minimum number of merge operations to make an array palindrome</text:p>
      <text:p text:style-name="P6"><text:a xlink:type="simple" xlink:href="https://www.geeksforgeeks.org/find-minimum-number-of-merge-operations-to-make-an-array-palindrome/" text:style-name="Internet_20_link" text:visited-style-name="Visited_20_Internet_20_Link"><text:span text:style-name="T2"/></text:a></text:p>
      <text:p text:style-name="P6"><text:a xlink:type="simple" xlink:href="https://www.geeksforgeeks.org/find-minimum-number-of-merge-operations-to-make-an-array-palindrome/" text:style-name="Internet_20_link" text:visited-style-name="Visited_20_Internet_20_Link"><text:span text:style-name="T2">https://www.geeksforgeeks.org/find-minimum-number-of-merge-operations-to-make-an-array-palindrome/</text:span></text:a></text:p>
      <text:p text:style-name="P5"/>
      <text:p text:style-name="P8"><text:span text:style-name="T1">2.</text:span>Find the smallest positive integer value that cannot be represented as sum of any subset of a given array</text:p>
      <text:p text:style-name="P2"/>
      <text:p text:style-name="P2"><text:a xlink:type="simple" xlink:href="https://www.geeksforgeeks.org/find-smallest-value-represented-sum-subset-given-array/" text:style-name="Internet_20_link" text:visited-style-name="Visited_20_Internet_20_Link">https://www.geeksforgeeks.org/find-smallest-value-represented-sum-subset-given-array/</text:a></text:p>
      <text:p text:style-name="P2"/>
      <text:p text:style-name="P11">3.find the subarray with equal no. Of zeros and ones</text:p>
      <text:p text:style-name="P11"/>
      <text:p text:style-name="P3"><text:a xlink:type="simple" xlink:href="https://www.geeksforgeeks.org/largest-subarray-with-equal-number-of-0s-and-1s/" text:style-name="Internet_20_link" text:visited-style-name="Visited_20_Internet_20_Link">https://www.geeksforgeeks.org/largest-subarray-with-equal-number-of-0s-and-1s/</text:a></text:p>
      <text:p text:style-name="P3"/>
      <text:p text:style-name="P4"/>
      <text:p text:style-name="P42">Sorting</text:p>
      <text:p text:style-name="P42"/>
      <text:p text:style-name="P7">1.Minimum number of swaps required to sort an array</text:p>
      <text:p text:style-name="P7"/>
      <text:p text:style-name="P13"><text:a xlink:type="simple" xlink:href="https://www.geeksforgeeks.org/minimum-number-swaps-required-sort-array/" text:style-name="Internet_20_link" text:visited-style-name="Visited_20_Internet_20_Link">https://www.geeksforgeeks.org/minimum-number-swaps-required-sort-array/</text:a></text:p>
      <text:p text:style-name="P13"/>
      <text:p text:style-name="P37"><text:span text:style-name="T21">2.</text:span><text:span text:style-name="T14">Minimum swaps to make two arrays identical</text:span></text:p>
      <text:p text:style-name="P44"/>
      <text:p text:style-name="P39"><text:a xlink:type="simple" xlink:href="https://www.geeksforgeeks.org/minimum-swaps-to-make-two-array-identical/" text:style-name="Internet_20_link" text:visited-style-name="Visited_20_Internet_20_Link"><text:span text:style-name="T24">https://www.geeksforgeeks.org/minimum-swaps-to-make-two-array-identical/</text:span></text:a></text:p>
      <text:p text:style-name="P56"/>
      <text:p text:style-name="P27"><text:span text:style-name="T3">3.</text:span><text:span text:style-name="T13">Find whether it is possible to make array elements same using one external number</text:span></text:p>
      <text:p text:style-name="P13"/>
      <text:p text:style-name="P41"><text:a xlink:type="simple" xlink:href="https://www.geeksforgeeks.org/find-whether-possible-make-array-elements-using-one-external-number/" text:style-name="Internet_20_link" text:visited-style-name="Visited_20_Internet_20_Link"><text:span text:style-name="T24">https://www.geeksforgeeks.org/find-whether-possible-make-array-elements-using-one-external-number/</text:span></text:a></text:p>
      <text:p text:style-name="P13"/>
      <text:p text:style-name="P28"><text:span text:style-name="T4">4.</text:span><text:span text:style-name="T13">Sort an array after applying the given equation</text:span></text:p>
      <text:p text:style-name="P48"/>
      <text:p text:style-name="P14"><text:a xlink:type="simple" xlink:href="https://www.geeksforgeeks.org/sort-array-applying-given-equation/" text:style-name="Internet_20_link" text:visited-style-name="Visited_20_Internet_20_Link"><text:span text:style-name="T26">https://www.geeksforgeeks.org/sort-array-applying-given-equation/</text:span></text:a></text:p>
      <text:p text:style-name="P14"/>
      <text:p text:style-name="P29"><text:span text:style-name="T5">5.</text:span><text:span text:style-name="T13">Maximizing Unique Pairs from two arrays</text:span></text:p>
      <text:p text:style-name="P45"><text:soft-page-break/></text:p>
      <text:p text:style-name="P15"><text:a xlink:type="simple" xlink:href="https://www.geeksforgeeks.org/maximizing-unique-pairs-two-arrays/" text:style-name="Internet_20_link" text:visited-style-name="Visited_20_Internet_20_Link">https://www.geeksforgeeks.org/maximizing-unique-pairs-two-arrays/</text:a></text:p>
      <text:p text:style-name="P15"/>
      <text:p text:style-name="P30"><text:span text:style-name="T6">6.</text:span><text:span text:style-name="T13">Minimum adjacent swaps required to Sort Binary array</text:span></text:p>
      <text:p text:style-name="P46"/>
      <text:p text:style-name="P16"><text:a xlink:type="simple" xlink:href="https://www.geeksforgeeks.org/minimum-swaps-required-sort-binary-array/" text:style-name="Internet_20_link" text:visited-style-name="Visited_20_Internet_20_Link">https://www.geeksforgeeks.org/minimum-swaps-required-sort-binary-array/</text:a></text:p>
      <text:p text:style-name="P16"/>
      <text:p text:style-name="P9"><text:span text:style-name="T27">7.</text:span><text:span text:style-name="T20">Maximum number of partitions that can be sorted individually to make sorted</text:span></text:p>
      <text:p text:style-name="P55"/>
      <text:p text:style-name="P17"><text:a xlink:type="simple" xlink:href="https://www.geeksforgeeks.org/maximum-number-partitions-can-sorted-individually-make-sorted/" text:style-name="Internet_20_link" text:visited-style-name="Visited_20_Internet_20_Link"><text:span text:style-name="T20">https://www.geeksforgeeks.org/maximum-number-partitions-can-sorted-individually-make-sorted/</text:span></text:a></text:p>
      <text:p text:style-name="P58"/>
      <text:p text:style-name="P31"><text:span text:style-name="T7">8.</text:span><text:span text:style-name="T16">Sort an array in wave form</text:span></text:p>
      <text:p text:style-name="P60"/>
      <text:p text:style-name="P18"><text:a xlink:type="simple" xlink:href="https://www.geeksforgeeks.org/sort-array-wave-form-2/" text:style-name="Internet_20_link" text:visited-style-name="Visited_20_Internet_20_Link"><text:span text:style-name="T28">https://www.geeksforgeeks.org/sort-array-wave-form-2/</text:span></text:a></text:p>
      <text:p text:style-name="P60"/>
      <text:p text:style-name="P32"><text:span text:style-name="T7">9.</text:span><text:span text:style-name="T17">Merge an array of size n into another array of size m+n</text:span></text:p>
      <text:p text:style-name="P49"/>
      <text:p text:style-name="P32"><text:a xlink:type="simple" xlink:href="https://www.geeksforgeeks.org/merge-one-array-of-size-n-into-another-one-of-size-mn/" text:style-name="Internet_20_link" text:visited-style-name="Visited_20_Internet_20_Link"><text:span text:style-name="T7">https://www.geeksforgeeks.org/merge-one-array-of-size-n-into-another-one-of-size-mn/</text:span></text:a></text:p>
      <text:p text:style-name="P61"/>
      <text:p text:style-name="P38"><text:span text:style-name="T22">1</text:span><text:span text:style-name="T23">0.</text:span><text:span text:style-name="T15">Sort an array containing two types of elements</text:span></text:p>
      <text:p text:style-name="P50"/>
      <text:p text:style-name="P40"><text:a xlink:type="simple" xlink:href="https://www.geeksforgeeks.org/sort-array-containing-two-types-elements/" text:style-name="Internet_20_link" text:visited-style-name="Visited_20_Internet_20_Link"><text:span text:style-name="T25">https://www.geeksforgeeks.org/sort-array-containing-two-types-elements/</text:span></text:a></text:p>
      <text:p text:style-name="P62"/>
      <text:p text:style-name="P10"><text:span text:style-name="T29">1</text:span><text:span text:style-name="T30">1.</text:span><text:span text:style-name="T20">Count Inversions in an array | Set 1 (Using Merge Sort)</text:span></text:p>
      <text:p text:style-name="P51"/>
      <text:p text:style-name="P19"><text:a xlink:type="simple" xlink:href="https://www.geeksforgeeks.org/counting-inversions/" text:style-name="Internet_20_link" text:visited-style-name="Visited_20_Internet_20_Link"><text:span text:style-name="T30">https://www.geeksforgeeks.org/counting-inversions/</text:span></text:a></text:p>
      <text:p text:style-name="P19"><text:a xlink:type="simple" xlink:href="https://www.geeksforgeeks.org/counting-inversions-using-set-in-c-stl/" text:style-name="Internet_20_link" text:visited-style-name="Visited_20_Internet_20_Link"><text:span text:style-name="T30">https://www.geeksforgeeks.org/counting-inversions-using-set-in-c-stl/</text:span></text:a></text:p>
      <text:p text:style-name="P63"/>
      <text:p text:style-name="P33"><text:span text:style-name="T8">1</text:span><text:span text:style-name="T9">2.</text:span><text:span text:style-name="T16">Minimum number of swaps required to sort an array</text:span></text:p>
      <text:p text:style-name="P47"/>
      <text:p text:style-name="P20"><text:a xlink:type="simple" xlink:href="https://www.geeksforgeeks.org/minimum-number-swaps-required-sort-array/" text:style-name="Internet_20_link" text:visited-style-name="Visited_20_Internet_20_Link"><text:span text:style-name="T20">https://www.geeksforgeeks.org/minimum-number-swaps-required-sort-array/</text:span></text:a></text:p>
      <text:p text:style-name="P59"/>
      <text:p text:style-name="P34"><text:span text:style-name="T10">13.</text:span><text:span text:style-name="T16">Sort an array of 0s, 1s and 2s</text:span></text:p>
      <text:p text:style-name="P64"/>
      <text:p text:style-name="P21"><text:a xlink:type="simple" xlink:href="https://www.geeksforgeeks.org/sort-an-array-of-0s-1s-and-2s/" text:style-name="Internet_20_link" text:visited-style-name="Visited_20_Internet_20_Link"><text:span text:style-name="T31">https://www.geeksforgeeks.org/sort-an-array-of-0s-1s-and-2s/</text:span></text:a></text:p>
      <text:p text:style-name="P64"/>
      <text:p text:style-name="P35"><text:span text:style-name="T10">1</text:span><text:span text:style-name="T11">4.</text:span><text:span text:style-name="T16">Find the Minimum length Unsorted Subarray, sorting which makes the complete array sorted</text:span></text:p>
      <text:p text:style-name="P52"/>
      <text:p text:style-name="P22"><text:a xlink:type="simple" xlink:href="https://www.geeksforgeeks.org/minimum-length-unsorted-subarray-sorting-which-makes-the-complete-array-sorted/" text:style-name="Internet_20_link" text:visited-style-name="Visited_20_Internet_20_Link"><text:span text:style-name="T32">https://www.geeksforgeeks.org/minimum-length-unsorted-subarray-sorting-which-makes-the-complete-array-sorted/</text:span></text:a></text:p>
      <text:p text:style-name="P65"/>
      <text:p text:style-name="P25"><text:span text:style-name="T32">1</text:span><text:span text:style-name="T20">5.</text:span></text:p>
      <text:p text:style-name="P66"/>
      <text:p text:style-name="P25"><text:a xlink:type="simple" xlink:href="https://www.geeksforgeeks.org/median-of-stream-of-running-integers-using-stl/" text:style-name="Internet_20_link" text:visited-style-name="Visited_20_Internet_20_Link"><text:span text:style-name="T20">https://www.geeksforgeeks.org/median-of-stream-of-running-integers-using-stl/</text:span></text:a></text:p>
      <text:p text:style-name="P66"/>
      <text:p text:style-name="P36"><text:span text:style-name="T12">16.</text:span><text:span text:style-name="T16">Count the number of possible triangles</text:span></text:p>
      <text:p text:style-name="P53"/>
      <text:p text:style-name="P23"><text:a xlink:type="simple" xlink:href="https://www.geeksforgeeks.org/find-number-of-triangles-possible/" text:style-name="Internet_20_link" text:visited-style-name="Visited_20_Internet_20_Link"><text:span text:style-name="T33">https://www.geeksforgeeks.org/find-number-of-triangles-possible/</text:span></text:a></text:p>
      <text:p text:style-name="P67"/>
      <text:p text:style-name="P36"><text:span text:style-name="T12">17.</text:span><text:span text:style-name="T16">Find number of pairs (x, y) in an array such that x^y &gt; y^x</text:span></text:p>
      <text:p text:style-name="P53"/>
      <text:p text:style-name="P23"><text:a xlink:type="simple" xlink:href="https://www.geeksforgeeks.org/find-number-pairs-xy-yx/" text:style-name="Internet_20_link" text:visited-style-name="Visited_20_Internet_20_Link"><text:span text:style-name="T33">https://www.geeksforgeeks.org/find-number-pairs-xy-yx/</text:span></text:a></text:p>
      <text:p text:style-name="P67"/>
      <text:p text:style-name="P26"><text:span text:style-name="T33">1</text:span><text:span text:style-name="T20">8.</text:span></text:p>
      <text:p text:style-name="P54"/>
      <text:p text:style-name="P49"/>
      <text:p text:style-name="P49"/>
      <text:list xml:id="list4073935885" text:style-name="L3">
        <text:list-header>
          <text:p text:style-name="P71"><text:soft-page-break/></text:p>
        </text:list-header>
      </text:list>
      <text:p text:style-name="P24"/>
      <text:p text:style-name="P13"/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fia-pro" svg:font-family="sofia-pro, sans-serif"/>
    <style:font-face style:name="var font-din" svg:font-family="'var font-d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0:49:30.182902159</meta:creation-date>
    <dc:date>2021-05-13T23:14:02.322538102</dc:date>
    <meta:editing-duration>PT1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54" meta:word-count="241" meta:character-count="2813" meta:non-whitespace-character-count="2632"/>
  </office:meta>
</office:document-meta>
</file>